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ccb48" officeooo:paragraph-rsid="000ccb48"/>
    </style:style>
    <style:style style:name="P2" style:family="paragraph" style:parent-style-name="Heading_20_1">
      <style:paragraph-properties fo:text-align="center" style:justify-single-word="false"/>
    </style:style>
    <style:style style:name="P3" style:family="paragraph" style:parent-style-name="Numbering_20_1" style:list-style-name="L16"/>
    <style:style style:name="P4" style:family="paragraph" style:parent-style-name="Numbering_20_1" style:list-style-name="L16">
      <style:text-properties officeooo:paragraph-rsid="001ac9cf"/>
    </style:style>
    <style:style style:name="P5" style:family="paragraph" style:parent-style-name="Standard">
      <style:text-properties officeooo:paragraph-rsid="000ccb48"/>
    </style:style>
    <style:style style:name="P6" style:family="paragraph" style:parent-style-name="Standard">
      <style:paragraph-properties fo:text-align="justify" style:justify-single-word="false"/>
      <style:text-properties officeooo:rsid="000ec03f" officeooo:paragraph-rsid="000ec03f"/>
    </style:style>
    <style:style style:name="P7" style:family="paragraph" style:parent-style-name="Standard">
      <style:paragraph-properties fo:text-align="center" style:justify-single-word="false"/>
      <style:text-properties officeooo:rsid="000ccb48" officeooo:paragraph-rsid="0025024a"/>
    </style:style>
    <style:style style:name="P8" style:family="paragraph" style:parent-style-name="Text_20_body" style:list-style-name="L16">
      <style:paragraph-properties fo:margin-left="0cm" fo:margin-right="0cm" fo:text-indent="0cm" style:auto-text-indent="false"/>
      <style:text-properties officeooo:paragraph-rsid="00133afb"/>
    </style:style>
    <style:style style:name="P9" style:family="paragraph" style:parent-style-name="Text_20_body">
      <style:text-properties officeooo:paragraph-rsid="00133afb"/>
    </style:style>
    <style:style style:name="P10" style:family="paragraph" style:parent-style-name="Text_20_body">
      <style:paragraph-properties fo:margin-left="0cm" fo:margin-right="0cm" fo:text-indent="0cm" style:auto-text-indent="false"/>
      <style:text-properties officeooo:paragraph-rsid="0014d7df"/>
    </style:style>
    <style:style style:name="P11" style:family="paragraph" style:parent-style-name="Text_20_body">
      <style:text-properties officeooo:paragraph-rsid="0014d7df"/>
    </style:style>
    <style:style style:name="P12" style:family="paragraph" style:parent-style-name="Text_20_body">
      <style:text-properties officeooo:paragraph-rsid="001551d7"/>
    </style:style>
    <style:style style:name="P13" style:family="paragraph" style:parent-style-name="Text_20_body">
      <style:text-properties officeooo:paragraph-rsid="00167768"/>
    </style:style>
    <style:style style:name="P14" style:family="paragraph" style:parent-style-name="Text_20_body">
      <style:text-properties officeooo:paragraph-rsid="00176218"/>
    </style:style>
    <style:style style:name="P15" style:family="paragraph" style:parent-style-name="Text_20_body">
      <style:text-properties officeooo:paragraph-rsid="0018d416"/>
    </style:style>
    <style:style style:name="P16" style:family="paragraph" style:parent-style-name="Text_20_body">
      <style:text-properties officeooo:paragraph-rsid="001ac9cf"/>
    </style:style>
    <style:style style:name="P17" style:family="paragraph" style:parent-style-name="Text_20_body">
      <style:text-properties officeooo:paragraph-rsid="001c5927"/>
    </style:style>
    <style:style style:name="P18" style:family="paragraph" style:parent-style-name="Text_20_body">
      <style:text-properties officeooo:paragraph-rsid="001e001d"/>
    </style:style>
    <style:style style:name="P19" style:family="paragraph" style:parent-style-name="Text_20_body">
      <style:text-properties officeooo:paragraph-rsid="001f178d"/>
    </style:style>
    <style:style style:name="P20" style:family="paragraph" style:parent-style-name="Text_20_body">
      <style:text-properties officeooo:paragraph-rsid="0020d600"/>
    </style:style>
    <style:style style:name="T1" style:family="text">
      <style:text-properties officeooo:rsid="000ec03f"/>
    </style:style>
    <style:style style:name="T2" style:family="text">
      <style:text-properties fo:color="#c9211e" loext:opacity="100%" fo:font-weight="bold" style:font-weight-asian="bold" style:font-weight-complex="bold"/>
    </style:style>
    <style:style style:name="T3" style:family="text">
      <style:text-properties officeooo:rsid="000fb362"/>
    </style:style>
    <style:style style:name="T4" style:family="text">
      <style:text-properties style:font-name="Courier New" fo:font-size="10pt" style:font-size-asian="10pt" style:font-size-complex="10pt"/>
    </style:style>
    <style:style style:name="T5" style:family="text">
      <style:text-properties style:font-name="Courier New" fo:font-size="10pt" officeooo:rsid="000fb362" style:font-size-asian="10pt" style:font-size-complex="10pt"/>
    </style:style>
    <style:style style:name="T6" style:family="text">
      <style:text-properties officeooo:rsid="00111654"/>
    </style:style>
    <style:style style:name="T7" style:family="text">
      <style:text-properties officeooo:rsid="00118e0f"/>
    </style:style>
    <style:style style:name="T8" style:family="text">
      <style:text-properties officeooo:rsid="00121495"/>
    </style:style>
    <style:style style:name="T9" style:family="text">
      <style:text-properties officeooo:rsid="001ac9cf"/>
    </style:style>
    <style:style style:name="T10" style:family="text">
      <style:text-properties officeooo:rsid="001e001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Contrôle Science des données 2</text:h>
      <text:p text:style-name="P7">L3 MIASHS</text:p>
      <text:p text:style-name="P7">16 octobre 2023</text:p>
      <text:p text:style-name="P1"/>
      <text:p text:style-name="P1">Prénom :</text:p>
      <text:p text:style-name="P1">Nom :</text:p>
      <text:p text:style-name="P5"/>
      <text:p text:style-name="P6">Ci-dessous vous indiquez la réponse aux questions. On ne vous demande pas toujours le python qui permet de répondre à la question mais seulement le résultat. Toutes les commandes python doivent être fournies dans un fichier Prénom-Nom.cc-sd2.py avec le compte-rendu en <text:span text:style-name="T2">pdf</text:span>.</text:p>
      <text:p text:style-name="Horizontal_20_Line"/>
      <text:list xml:id="list1472917267" text:style-name="L16">
        <text:list-item>
          <text:p text:style-name="P3">Quelle commande effectuez-vous pour charger le jeu de données ?</text:p>
        </text:list-item>
      </text:list>
      <text:p text:style-name="Text_20_body"/>
      <text:p text:style-name="Text_20_body"/>
      <text:list xml:id="list111027314378229" text:continue-numbering="true" text:style-name="L16">
        <text:list-item>
          <text:p text:style-name="P3"><text:span text:style-name="T1">N</text:span>ombre de données contenues dans ce jeu de données ?</text:p>
        </text:list-item>
      </text:list>
      <text:p text:style-name="P9"/>
      <text:list xml:id="list111028739961651" text:continue-numbering="true" text:style-name="L16">
        <text:list-header>
          <text:p text:style-name="P8"/>
        </text:list-header>
        <text:list-item>
          <text:p text:style-name="P3">Quel <text:span text:style-name="T3">est</text:span> le nombre d'attributs décrivant les données ?</text:p>
        </text:list-item>
      </text:list>
      <text:p text:style-name="P9"/>
      <text:list xml:id="list111027461953341" text:continue-numbering="true" text:style-name="L16">
        <text:list-header>
          <text:p text:style-name="P8"/>
        </text:list-header>
        <text:list-item>
          <text:p text:style-name="P3">Quelle <text:span text:style-name="T3">est la </text:span>liste des attributs ?</text:p>
        </text:list-item>
      </text:list>
      <text:p text:style-name="P9"/>
      <text:list xml:id="list111028730914680" text:continue-numbering="true" text:style-name="L16">
        <text:list-header>
          <text:p text:style-name="P8"/>
        </text:list-header>
        <text:list-item>
          <text:p text:style-name="P3">En quelle année a eu lieu l’éruption la plus ancienne du jeu de données ?</text:p>
        </text:list-item>
      </text:list>
      <text:p text:style-name="P11"/>
      <text:p text:style-name="P11"/>
      <text:list xml:id="list111028136712360" text:continue-numbering="true" text:style-name="L16">
        <text:list-item>
          <text:p text:style-name="P3">D<text:span text:style-name="T3">ans quel pays a </text:span>eu lieu cette éruption ?</text:p>
        </text:list-item>
      </text:list>
      <text:p text:style-name="P10"/>
      <text:list xml:id="list111027170888308" text:continue-numbering="true" text:style-name="L16">
        <text:list-item>
          <text:p text:style-name="P3">Quelle commande effectuez-vous pour connaître le nombre d'éruptions qui ont eu lieu dans chaque pays ?</text:p>
        </text:list-item>
      </text:list>
      <text:p text:style-name="P12"/>
      <text:p text:style-name="P12"/>
      <text:list xml:id="list111029142089211" text:continue-numbering="true" text:style-name="L16">
        <text:list-item>
          <text:p text:style-name="P3">Quel <text:span text:style-name="T3">est</text:span> le pays <text:span text:style-name="T3">qui a enregistré le plus grand nombre d’éruptions et quel est c</text:span>e nombre ?</text:p>
        </text:list-item>
      </text:list>
      <text:p text:style-name="P13"/>
      <text:p text:style-name="P13"/>
      <text:list xml:id="list111028561689655" text:continue-numbering="true" text:style-name="L16">
        <text:list-item>
          <text:p text:style-name="P3"><text:soft-page-break/>Quel <text:span text:style-name="T3">est le nombre d’éruptions qui se sont </text:span>déroulées en France ?</text:p>
        </text:list-item>
      </text:list>
      <text:p text:style-name="P13"/>
      <text:p text:style-name="P13"/>
      <text:list xml:id="list111027847996138" text:continue-numbering="true" text:style-name="L16">
        <text:list-item>
          <text:p text:style-name="P3"><text:span text:style-name="T3">A</text:span>nnées de la plus ancienne et <text:span text:style-name="T3">de </text:span>la plus récente éruptions qui se sont déroulées en France ?</text:p>
        </text:list-item>
      </text:list>
      <text:p text:style-name="P13"/>
      <text:p text:style-name="P13"/>
      <text:list xml:id="list111027215149656" text:continue-numbering="true" text:style-name="L16">
        <text:list-item>
          <text:p text:style-name="P3">Quel est le numéro de la donnée correspondant à l’éruption du Vésuve en 79 ?</text:p>
        </text:list-item>
      </text:list>
      <text:p text:style-name="P14"/>
      <text:p text:style-name="P14"/>
      <text:list xml:id="list111027066844590" text:continue-numbering="true" text:style-name="L16">
        <text:list-item>
          <text:p text:style-name="P3"><text:span text:style-name="T3">Combien y a-t-il eu </text:span>d'éruptions volcaniques dans le monde depuis 2000 ?</text:p>
        </text:list-item>
      </text:list>
      <text:p text:style-name="P15"/>
      <text:p text:style-name="P15"/>
      <text:list xml:id="list111028654627272" text:continue-numbering="true" text:style-name="L16">
        <text:list-item>
          <text:p text:style-name="P3">I<text:span text:style-name="T3">nsérez vos deux figures côte à côte </text:span><text:span text:style-name="T9">ci-dessous</text:span><text:span text:style-name="T3">.</text:span></text:p>
        </text:list-item>
      </text:list>
      <text:p text:style-name="P16"/>
      <text:p text:style-name="P16"/>
      <text:list xml:id="list111028818036502" text:continue-numbering="true" text:style-name="L16">
        <text:list-item>
          <text:p text:style-name="P4">Quelle commande tapez-vous pour réaliser cela <text:span text:style-name="T3">pour ajouter un attribut </text:span><text:span text:style-name="T5">duration</text:span><text:span text:style-name="T4"> </text:span>?</text:p>
        </text:list-item>
      </text:list>
      <text:p text:style-name="P16"/>
      <text:p text:style-name="P16"/>
      <text:list xml:id="list111028475057896" text:continue-numbering="true" text:style-name="L16">
        <text:list-item>
          <text:p text:style-name="P4">Où s'est-elle déroulée <text:span text:style-name="T6">l’éruption la plus longue présente dans le jeu de données</text:span> ? Est-elle terminée ? Combien de temps a-t-elle duré ?</text:p>
        </text:list-item>
      </text:list>
      <text:p text:style-name="P17"/>
      <text:p text:style-name="P17"/>
      <text:list xml:id="list111028316898438" text:continue-numbering="true" text:style-name="L16">
        <text:list-item>
          <text:p text:style-name="P4">Insérer le graphique demandé<text:span text:style-name="T10">ci-dessous.</text:span></text:p>
        </text:list-item>
      </text:list>
      <text:p text:style-name="P18"/>
      <text:p text:style-name="P18"/>
      <text:list xml:id="list111028138655350" text:continue-numbering="true" text:style-name="L16">
        <text:list-item>
          <text:p text:style-name="P4">Pour quel volcan a-t-on le plus d'éruptions connues ? Combien y en a-t-il ? De quand date la plus ancienne ?</text:p>
        </text:list-item>
      </text:list>
      <text:p text:style-name="P19"/>
      <text:p text:style-name="P19"/>
      <text:list xml:id="list111027588137525" text:continue-numbering="true" text:style-name="L16">
        <text:list-item>
          <text:p text:style-name="P4">Combien d'éruptions dans la <text:span text:style-name="T7">« </text:span>Chaine des Puys <text:span text:style-name="T7">»</text:span> sont co<text:span text:style-name="T6">n</text:span>nues ? Quelle est l'année de la plus récente ?</text:p>
        </text:list-item>
      </text:list>
      <text:p text:style-name="P19"/>
      <text:p text:style-name="P19"/>
      <text:list xml:id="list111027932392127" text:continue-numbering="true" text:style-name="L16">
        <text:list-item>
          <text:p text:style-name="P4"><text:soft-page-break/>Combien y a-t-il d'éruptions en moyenne chaque année depuis 1900 ? <text:span text:style-name="T8">Insérer le graphique demandé.</text:span></text:p>
        </text:list-item>
      </text:list>
      <text:p text:style-name="P20"/>
      <text:p text:style-name="P20"/>
      <text:list xml:id="list111027974559666" text:continue-numbering="true" text:style-name="L16">
        <text:list-item>
          <text:p text:style-name="P4"><text:span text:style-name="T8">Insérer </text:span>le même graphique pour les années comprises entre 0 et maintenant. Que constatez-vous ? Pensez-vous que cela reflète la réalité ?</text:p>
        </text:list-item>
      </text:list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hilippe preux</meta:initial-creator>
    <meta:creation-date>2023-10-14T11:15:22.564610642</meta:creation-date>
    <dc:date>2023-10-15T11:10:09.136770771</dc:date>
    <dc:creator>philippe preux</dc:creator>
    <meta:editing-duration>PT24M3S</meta:editing-duration>
    <meta:editing-cycles>20</meta:editing-cycles>
    <meta:generator>LibreOffice/7.3.7.2$Linux_X86_64 LibreOffice_project/30$Build-2</meta:generator>
    <meta:document-statistic meta:table-count="0" meta:image-count="0" meta:object-count="0" meta:page-count="3" meta:paragraph-count="26" meta:word-count="352" meta:character-count="1950" meta:non-whitespace-character-count="1644"/>
  </office:meta>
</office:document-meta>
</file>